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rad Kuźnick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troduction to Hadoop v2 (YARN)</text:p>
            <text:p/>
            <text:p>https://github.com/konradk2/intro-to-hadoop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irtualBox</text:p>
                <text:list>
                  <text:list-item>
                    <text:p>Virtualization host</text:p>
                  </text:list-item>
                </text:list>
              </text:list-item>
              <text:list-item>
                <text:p>Vagrant</text:p>
                <text:list>
                  <text:list-item>
                    <text:p>Virtualization auto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t is f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k IO</text:p>
              </text:list-item>
              <text:list-item>
                <text:p>Automation</text:p>
              </text:list-item>
              <text:list-item>
                <text:p>Redunda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0 yaer old idea</text:p>
              </text:list-item>
              <text:list-item>
                <text:p>Mainly for Disk IO </text:p>
              </text:list-item>
              <text:list-item>
                <text:p>MapReduce </text:p>
                <text:list>
                  <text:list-item>
                    <text:p>HDFS bound</text:p>
                  </text:list-item>
                  <text:list-item>
                    <text:p>Assumes highly parrallel workflows</text:p>
                  </text:list-item>
                  <text:list-item>
                    <text:p>Network hav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jor el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DFS – Hadoop Distributed File System</text:p>
              </text:list-item>
              <text:list-item>
                <text:p>YARN – ResourceManager</text:p>
              </text:list-item>
              <text:list-item>
                <text:p>MapReduc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DFS</text:p>
                <text:list>
                  <text:list-item>
                    <text:p>NameNode</text:p>
                  </text:list-item>
                  <text:list-item>
                    <text:p>SecondaryNameNode</text:p>
                  </text:list-item>
                  <text:list-item>
                    <text:p>DataNode</text:p>
                  </text:list-item>
                </text:list>
              </text:list-item>
              <text:list-item>
                <text:p>YARN</text:p>
                <text:list>
                  <text:list-item>
                    <text:p>NodeManager</text:p>
                  </text:list-item>
                  <text:list-item>
                    <text:p>Resource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eck if everything 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agrant ssh</text:p>
              </text:list-item>
              <text:list-item>
                <text:p>sudo su – hdfs</text:p>
              </text:list-item>
              <text:list-item>
                <text:p>cd /opt/yarn/hadoop-2.6.0/bin</text:p>
              </text:list-item>
              <text:list-item>
                <text:p>./yarn jar ../shared/hadoop/mapreduce/mapreduce-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6:14:40.218744586</meta:creation-date>
    <dc:date>2015-03-17T20:17:55.761733320</dc:date>
    <meta:editing-duration>P1DT3H46M45S</meta:editing-duration>
    <meta:editing-cycles>1</meta:editing-cycles>
    <meta:document-statistic meta:object-count="49"/>
    <meta:generator>LibreOffice/4.3.6.2$Linux_X86_64 LibreOffice_project/430m0$Build-2</meta:generator>
  </office:meta>
</office:document-meta>
</file>